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6000000269E37E6801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custom-shape draw:style-name="gr1" draw:text-style-name="P1" draw:layer="layout" svg:width="27cm" svg:height="18.2cm" svg:x="1.2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24.8cm" svg:height="17.3cm" svg:x="2.136cm" svg:y="1.833cm">
          <draw:image xlink:href="Pictures/100002010000036000000269E37E6801.tif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0-03T12:08:36</dc:date>
    <meta:editing-duration>PT23H44M9S</meta:editing-duration>
    <meta:editing-cycles>13</meta:editing-cycles>
    <meta:generator>LibreOffice/3.4$Unix LibreOffice_project/340m1$Build-402</meta:generator>
    <meta:document-statistic meta:object-count="2"/>
  </office:meta>
</office:document-meta>
</file>